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735b2"/>
    </style:style>
    <style:style style:name="P2" style:family="paragraph" style:parent-style-name="Text_20_body">
      <style:text-properties officeooo:paragraph-rsid="001735b2"/>
    </style:style>
    <style:style style:name="P3" style:family="paragraph" style:parent-style-name="Quotations" style:list-style-name="L1"/>
    <style:style style:name="T1" style:family="text">
      <style:text-properties officeooo:rsid="0015764d"/>
    </style:style>
    <style:style style:name="T2" style:family="text">
      <style:text-properties fo:font-weight="normal" officeooo:rsid="0015764d" style:font-weight-asian="normal" style:font-weight-complex="normal"/>
    </style:style>
    <style:style style:name="T3" style:family="text">
      <style:text-properties officeooo:rsid="001735b2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officeooo:rsid="001a5e46"/>
    </style:style>
    <style:style style:name="T6" style:family="text">
      <style:text-properties officeooo:rsid="001e59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latório de Data Quality</text:p>
      <text:p text:style-name="Text_20_body"/>
      <text:p text:style-name="P2"><text:span text:style-name="Emphasis"><text:span text:style-name="T4">Item 3 — Explorar e Catalogar</text:span></text:span></text:p>
      <text:p text:style-name="Quotations">Após a execução da pipeline de coleta, os datasets foram disponibilizados automaticamente no catálogo da Dadosfera. Cada ativo foi catalogado com descrição, domínio de negócio, tags e dicionário de dados, seguindo boas práticas de governança.</text:p>
      <text:p text:style-name="Quotations">Os dados foram organizados conceitualmente <text:span text:style-name="T3">em</text:span><text:span text:style-name="T1"> zona</text:span><text:span text:style-name="T3">s</text:span> de Data Lake:</text:p>
      <text:list text:style-name="L1">
        <text:list-item>
          <text:p text:style-name="P3"><text:span text:style-name="Strong_20_Emphasis">Raw</text:span>: dados transacionais replicados diretamente do PostgreSQL, <text:span text:style-name="T5">posteriormente validados e corrigido</text:span><text:span text:style-name="T6">s</text:span><text:span text:style-name="T5">.</text:span></text:p>
        </text:list-item>
      </text:list>
      <text:p text:style-name="Quotations">Para cada dataset, foi criado um dicionário de dados descrevendo campos críticos, tipos e regras de negócio. As descrições foram inseridas diretamente na interface da Dadosfera, garantindo rastreabilidade e facilidade de entendimento, <text:span text:style-name="T1">por meio de descrições e comentários</text:span>.</text:p>
      <text:p text:style-name="Horizontal_20_Line"/>
      <text:h text:style-name="P1" text:outline-level="2">Item 4 — Data Quality</text:h>
      <text:p text:style-name="Quotations">Durante a análise inicial de qualidade, foi identificado que a tabela <text:span text:style-name="Source_20_Text">order_items</text:span> havia sido enviada incorretamente na primeira carga, resultando em 100% dos registros com valores nulos.</text:p>
      <text:p text:style-name="Quotations">Após identificar o problema, a pipeline foi corrigida, os dados foram recarregados, e uma nova validação de qualidade foi realizada.</text:p>
      <text:p text:style-name="Quotations">Para avaliação da qualidade dos dados, utilizamos a biblioteca <text:span text:style-name="Strong_20_Emphasis">Great Expectations</text:span>, executada em ambiente Python externo e versionada em repositório GitHub como evidência técnica. </text:p>
      <text:p text:style-name="Quotations">O relatório indicou que, após a correção, os dados passaram a atender às expectativas definidas, tornando-os aptos para uso em análises e modelos de IA.</text:p>
      <text:p text:style-name="Quotations">Como ação complementar de governança, foram adicionadas descrições detalhadas das colunas diretamente no catálogo da Dadosfera, reforçando boas práticas de documentação e Data Governan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1:46:24.225458985</meta:creation-date>
    <dc:date>2026-01-08T16:40:48.838050204</dc:date>
    <meta:editing-duration>PT4H24M4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228" meta:character-count="1592" meta:non-whitespace-character-count="1374"/>
  </office:meta>
</office:document-meta>
</file>